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5000004F0510407D842D2B1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0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4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32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0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4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3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75cm"/>
    </style:style>
    <style:style style:name="gr14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fo:font-size="14pt" fo:font-weight="bold"/>
    </style:style>
    <style:style style:name="P3" style:family="paragraph">
      <loext:graphic-properties draw:fill="none" draw:fill-color="#ffffff"/>
      <style:text-properties fo:color="#000000" fo:font-size="20pt" fo:font-weight="bold"/>
    </style:style>
    <style:style style:name="P4" style:family="paragraph">
      <loext:graphic-properties draw:fill="none" draw:fill-color="#ffffff"/>
      <style:text-properties fo:color="#000000" fo:font-size="12pt" fo:font-weight="bold"/>
    </style:style>
    <style:style style:name="P5" style:family="paragraph">
      <loext:graphic-properties draw:fill-color="#ffffff"/>
    </style:style>
    <style:style style:name="T1" style:family="text">
      <style:text-properties fo:color="#000000" fo:font-size="14pt" fo:font-weight="bold"/>
    </style:style>
    <style:style style:name="T2" style:family="text">
      <style:text-properties fo:color="#000000" fo:font-size="20pt" fo:font-weight="bold"/>
    </style:style>
    <style:style style:name="T3" style:family="text">
      <style:text-properties fo:color="#000000" fo:font-size="1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286cm" svg:height="13.716cm" svg:x="1.305cm" svg:y="7.096cm">
          <draw:image xlink:href="Pictures/1000000000000695000004F0510407D842D2B193.jpg" xlink:type="simple" xlink:show="embed" xlink:actuate="onLoad">
            <text:p/>
          </draw:image>
        </draw:frame>
        <draw:frame draw:style-name="gr2" draw:text-style-name="P2" draw:layer="layout" svg:width="1.67cm" svg:height="0.806cm" draw:transform="rotate (1.5707963267949) translate (9.655cm 7.087cm)">
          <draw:text-box>
            <text:p><text:span text:style-name="T1">+12V</text:span></text:p>
          </draw:text-box>
        </draw:frame>
        <draw:frame draw:style-name="gr3" draw:text-style-name="P2" draw:layer="layout" svg:width="1.137cm" svg:height="0.806cm" draw:transform="rotate (1.5707963267949) translate (10.844cm 6.769cm)">
          <draw:text-box>
            <text:p><text:span text:style-name="T1">K6</text:span></text:p>
          </draw:text-box>
        </draw:frame>
        <draw:frame draw:style-name="gr3" draw:text-style-name="P2" draw:layer="layout" svg:width="1.137cm" svg:height="0.806cm" draw:transform="rotate (1.5707963267949) translate (12.127cm 6.769cm)">
          <draw:text-box>
            <text:p><text:span text:style-name="T1">K5</text:span></text:p>
          </draw:text-box>
        </draw:frame>
        <draw:frame draw:style-name="gr3" draw:text-style-name="P2" draw:layer="layout" svg:width="1.137cm" svg:height="0.806cm" draw:transform="rotate (1.5707963267949) translate (13.446cm 6.769cm)">
          <draw:text-box>
            <text:p><text:span text:style-name="T1">K4</text:span></text:p>
          </draw:text-box>
        </draw:frame>
        <draw:frame draw:style-name="gr3" draw:text-style-name="P2" draw:layer="layout" svg:width="1.137cm" svg:height="0.806cm" draw:transform="rotate (1.5707963267949) translate (14.821cm 6.769cm)">
          <draw:text-box>
            <text:p><text:span text:style-name="T1">K3</text:span></text:p>
          </draw:text-box>
        </draw:frame>
        <draw:frame draw:style-name="gr3" draw:text-style-name="P2" draw:layer="layout" svg:width="1.137cm" svg:height="0.806cm" draw:transform="rotate (1.5707963267949) translate (16.118cm 6.769cm)">
          <draw:text-box>
            <text:p><text:span text:style-name="T1">K2</text:span></text:p>
          </draw:text-box>
        </draw:frame>
        <draw:frame draw:style-name="gr3" draw:text-style-name="P2" draw:layer="layout" svg:width="1.137cm" svg:height="0.806cm" draw:transform="rotate (1.5707963267949) translate (17.356cm 6.769cm)">
          <draw:text-box>
            <text:p><text:span text:style-name="T1">K1</text:span></text:p>
          </draw:text-box>
        </draw:frame>
        <draw:frame draw:style-name="gr4" draw:text-style-name="P3" draw:layer="layout" svg:width="6.585cm" svg:height="1.825cm" svg:x="7.242cm" svg:y="21.193cm">
          <draw:text-box>
            <text:p><text:span text:style-name="T2">Verbindungskabel</text:span><text:span text:style-name="T2"><text:line-break/></text:span><text:span text:style-name="T2">zur Steuereinheit</text:span></text:p>
          </draw:text-box>
        </draw:frame>
        <draw:frame draw:style-name="gr5" draw:text-style-name="P4" draw:layer="layout" svg:width="0.976cm" svg:height="0.725cm" svg:x="6.388cm" svg:y="17.129cm">
          <draw:text-box>
            <text:p><text:span text:style-name="T3">12</text:span></text:p>
          </draw:text-box>
        </draw:frame>
        <draw:frame draw:style-name="gr5" draw:text-style-name="P4" draw:layer="layout" svg:width="0.976cm" svg:height="0.725cm" svg:x="7.089cm" svg:y="17.13cm">
          <draw:text-box>
            <text:p><text:span text:style-name="T3">11</text:span></text:p>
          </draw:text-box>
        </draw:frame>
        <draw:frame draw:style-name="gr5" draw:text-style-name="P4" draw:layer="layout" svg:width="0.976cm" svg:height="0.725cm" svg:x="7.79cm" svg:y="17.131cm">
          <draw:text-box>
            <text:p><text:span text:style-name="T3">10</text:span></text:p>
          </draw:text-box>
        </draw:frame>
        <draw:frame draw:style-name="gr6" draw:text-style-name="P4" draw:layer="layout" svg:width="0.739cm" svg:height="0.725cm" svg:x="8.533cm" svg:y="17.132cm">
          <draw:text-box>
            <text:p><text:span text:style-name="T3">9</text:span></text:p>
          </draw:text-box>
        </draw:frame>
        <draw:frame draw:style-name="gr6" draw:text-style-name="P4" draw:layer="layout" svg:width="0.739cm" svg:height="0.725cm" svg:x="9.192cm" svg:y="17.133cm">
          <draw:text-box>
            <text:p><text:span text:style-name="T3">8</text:span></text:p>
          </draw:text-box>
        </draw:frame>
        <draw:frame draw:style-name="gr6" draw:text-style-name="P4" draw:layer="layout" svg:width="0.739cm" svg:height="0.725cm" svg:x="9.793cm" svg:y="17.134cm">
          <draw:text-box>
            <text:p><text:span text:style-name="T3">7</text:span></text:p>
          </draw:text-box>
        </draw:frame>
        <draw:frame draw:style-name="gr6" draw:text-style-name="P4" draw:layer="layout" svg:width="0.739cm" svg:height="0.725cm" svg:x="10.494cm" svg:y="17.135cm">
          <draw:text-box>
            <text:p><text:span text:style-name="T3">6</text:span></text:p>
          </draw:text-box>
        </draw:frame>
        <draw:frame draw:style-name="gr6" draw:text-style-name="P4" draw:layer="layout" svg:width="0.739cm" svg:height="0.725cm" svg:x="11.095cm" svg:y="17.136cm">
          <draw:text-box>
            <text:p><text:span text:style-name="T3">5</text:span></text:p>
          </draw:text-box>
        </draw:frame>
        <draw:frame draw:style-name="gr6" draw:text-style-name="P4" draw:layer="layout" svg:width="0.739cm" svg:height="0.725cm" svg:x="11.796cm" svg:y="17.137cm">
          <draw:text-box>
            <text:p><text:span text:style-name="T3">4</text:span></text:p>
          </draw:text-box>
        </draw:frame>
        <draw:frame draw:style-name="gr6" draw:text-style-name="P4" draw:layer="layout" svg:width="0.739cm" svg:height="0.725cm" svg:x="12.397cm" svg:y="17.138cm">
          <draw:text-box>
            <text:p><text:span text:style-name="T3">3</text:span></text:p>
          </draw:text-box>
        </draw:frame>
        <draw:frame draw:style-name="gr7" draw:text-style-name="P4" draw:layer="layout" svg:width="0.976cm" svg:height="0.879cm" svg:x="13.098cm" svg:y="17.139cm">
          <draw:text-box>
            <text:p><text:span text:style-name="T3">2</text:span></text:p>
          </draw:text-box>
        </draw:frame>
        <draw:frame draw:style-name="gr6" draw:text-style-name="P4" draw:layer="layout" svg:width="0.739cm" svg:height="0.725cm" svg:x="13.768cm" svg:y="17.14cm">
          <draw:text-box>
            <text:p><text:span text:style-name="T3">1</text:span></text:p>
          </draw:text-box>
        </draw:frame>
        <draw:frame draw:style-name="gr8" draw:text-style-name="P3" draw:layer="layout" svg:width="4.824cm" svg:height="1.038cm" svg:x="1.637cm" svg:y="22.463cm">
          <draw:text-box>
            <text:p><text:span text:style-name="T2">Flussmesser</text:span></text:p>
          </draw:text-box>
        </draw:frame>
        <draw:frame draw:style-name="gr9" draw:text-style-name="P2" draw:layer="layout" svg:width="1.607cm" svg:height="0.806cm" draw:transform="rotate (1.5707963267949) translate (3.55cm 22.433cm)">
          <draw:text-box>
            <text:p><text:span text:style-name="T1">GND</text:span></text:p>
          </draw:text-box>
        </draw:frame>
        <draw:frame draw:style-name="gr2" draw:text-style-name="P2" draw:layer="layout" svg:width="1.67cm" svg:height="0.806cm" draw:transform="rotate (1.5707963267949) translate (2.253cm 22.577cm)">
          <draw:text-box>
            <text:p><text:span text:style-name="T1">+12V</text:span></text:p>
          </draw:text-box>
        </draw:frame>
        <draw:frame draw:style-name="gr10" draw:text-style-name="P2" draw:layer="layout" svg:width="1.988cm" svg:height="0.806cm" draw:transform="rotate (1.5707963267949) translate (4.966cm 22.777cm)">
          <draw:text-box>
            <text:p><text:span text:style-name="T1">Signal</text:span></text:p>
          </draw:text-box>
        </draw:frame>
        <draw:frame draw:style-name="gr11" draw:text-style-name="P3" draw:layer="layout" svg:width="2.856cm" svg:height="1.038cm" svg:x="3.164cm" svg:y="4.218cm">
          <draw:text-box>
            <text:p><text:span text:style-name="T2">Pumpe</text:span></text:p>
          </draw:text-box>
        </draw:frame>
        <draw:frame draw:style-name="gr9" draw:text-style-name="P2" draw:layer="layout" svg:width="1.607cm" svg:height="0.806cm" draw:transform="rotate (1.5707963267949) translate (3.685cm 6.958cm)">
          <draw:text-box>
            <text:p><text:span text:style-name="T1">GND</text:span></text:p>
          </draw:text-box>
        </draw:frame>
        <draw:frame draw:style-name="gr2" draw:text-style-name="P2" draw:layer="layout" svg:width="1.67cm" svg:height="0.806cm" draw:transform="rotate (1.5707963267949) translate (4.788cm 7.102cm)">
          <draw:text-box>
            <text:p><text:span text:style-name="T1">+12V</text:span></text:p>
          </draw:text-box>
        </draw:frame>
        <draw:frame draw:style-name="gr12" draw:text-style-name="P3" draw:layer="layout" svg:width="3.139cm" svg:height="1.038cm" svg:x="6.064cm" svg:y="4.218cm">
          <draw:text-box>
            <text:p><text:span text:style-name="T2">Batterie</text:span></text:p>
          </draw:text-box>
        </draw:frame>
        <draw:frame draw:style-name="gr9" draw:text-style-name="P2" draw:layer="layout" svg:width="1.607cm" svg:height="0.806cm" draw:transform="rotate (1.5707963267949) translate (7.585cm 7.058cm)">
          <draw:text-box>
            <text:p><text:span text:style-name="T1">GND</text:span></text:p>
          </draw:text-box>
        </draw:frame>
        <draw:frame draw:style-name="gr2" draw:text-style-name="P2" draw:layer="layout" svg:width="1.67cm" svg:height="0.806cm" draw:transform="rotate (1.5707963267949) translate (6.488cm 7.102cm)">
          <draw:text-box>
            <text:p><text:span text:style-name="T1">+12V</text:span></text:p>
          </draw:text-box>
        </draw:frame>
        <draw:frame draw:style-name="gr13" draw:text-style-name="P3" draw:layer="layout" svg:width="2.775cm" svg:height="1.038cm" svg:x="12.365cm" svg:y="4.218cm">
          <draw:text-box>
            <text:p><text:span text:style-name="T2">Ventile</text:span></text:p>
          </draw:text-box>
        </draw:frame>
        <draw:line draw:style-name="gr14" draw:text-style-name="P1" draw:layer="layout" svg:x1="1.735cm" svg:y1="23.565cm" svg:x2="1.735cm" svg:y2="18.431cm">
          <text:p/>
        </draw:line>
        <draw:line draw:style-name="gr14" draw:text-style-name="P1" draw:layer="layout" svg:x1="6.335cm" svg:y1="23.533cm" svg:x2="6.335cm" svg:y2="18.399cm">
          <text:p/>
        </draw:line>
        <draw:line draw:style-name="gr14" draw:text-style-name="P1" draw:layer="layout" svg:x1="3.259cm" svg:y1="8.412cm" svg:x2="3.259cm" svg:y2="4.009cm">
          <text:p/>
        </draw:line>
        <draw:line draw:style-name="gr14" draw:text-style-name="P1" draw:layer="layout" svg:x1="6.053cm" svg:y1="8.412cm" svg:x2="6.053cm" svg:y2="4.009cm">
          <text:p/>
        </draw:line>
        <draw:line draw:style-name="gr14" draw:text-style-name="P1" draw:layer="layout" svg:x1="9.228cm" svg:y1="8.412cm" svg:x2="9.228cm" svg:y2="4.009cm">
          <text:p/>
        </draw:line>
        <draw:line draw:style-name="gr14" draw:text-style-name="P1" draw:layer="layout" svg:x1="18.626cm" svg:y1="8.262cm" svg:x2="18.653cm" svg:y2="4.048cm">
          <text:p/>
        </draw:line>
        <draw:line draw:style-name="gr14" draw:text-style-name="P1" draw:layer="layout" svg:x1="14.462cm" svg:y1="23.479cm" svg:x2="14.462cm" svg:y2="18.345cm">
          <text:p/>
        </draw:lin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2-20T18:27:27.381595833</dc:date>
    <meta:editing-duration>PT19M27S</meta:editing-duration>
    <meta:editing-cycles>8</meta:editing-cycles>
    <meta:generator>LibreOffice/5.1.4.2$Linux_X86_64 LibreOffice_project/10m0$Build-2</meta:generator>
    <meta:document-statistic meta:object-count="57"/>
  </office:meta>
</office:document-meta>
</file>